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50pt" fo:font-weight="normal" fo:font-family="'Liberation Serif'" style:font-family-asian="'Liberation Serif'" style:font-family-complex="'Liberation Serif'" fo:background-color="#261c1e" fo:color="#97d4d9"/>
    </style:style>
    <style:style style:name="T168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69" style:family="text">
      <style:text-properties fo:font-size="10.50pt" fo:font-weight="normal" fo:font-family="'Liberation Serif'" style:font-family-asian="'Liberation Serif'" style:font-family-complex="'Liberation Serif'" fo:background-color="#261c1e" fo:color="#97d4d9"/>
    </style:style>
    <style:style style:name="T170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71" style:family="text">
      <style:text-properties fo:font-size="10.50pt" fo:font-weight="normal" fo:font-family="'Liberation Serif'" style:font-family-asian="'Liberation Serif'" style:font-family-complex="'Liberation Serif'" fo:background-color="#261c1e" fo:color="#e68e7b"/>
    </style:style>
    <style:style style:name="T172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73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74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75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76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77" style:family="text">
      <style:text-properties fo:font-size="10.50pt" fo:font-weight="normal" fo:font-family="'Liberation Serif'" style:font-family-asian="'Liberation Serif'" style:font-family-complex="'Liberation Serif'" fo:background-color="#261c1e" fo:color="#feafbe"/>
    </style:style>
    <style:style style:name="T178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79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80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81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82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83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84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85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86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87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88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89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90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91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92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93" style:family="text">
      <style:text-properties fo:font-size="10.50pt" fo:font-weight="normal" fo:font-family="'Liberation Serif'" style:font-family-asian="'Liberation Serif'" style:font-family-complex="'Liberation Serif'" fo:background-color="#261c1e" fo:color="#efc764"/>
    </style:style>
    <style:style style:name="T194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95" style:family="text">
      <style:text-properties fo:font-size="10.50pt" fo:font-weight="normal" fo:font-family="'Liberation Serif'" style:font-family-asian="'Liberation Serif'" style:font-family-complex="'Liberation Serif'" fo:background-color="#261c1e" fo:color="#4b9de0"/>
    </style:style>
    <style:style style:name="T196" style:family="text">
      <style:text-properties fo:font-size="10.50pt" fo:font-weight="normal" fo:font-family="'Liberation Serif'" style:font-family-asian="'Liberation Serif'" style:font-family-complex="'Liberation Serif'" fo:background-color="#261c1e" fo:color="#fff2e7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.40pt" fo:text-indent="-1.40pt">
        <style:tab-stops>
          <style:tab-stop style:position="480.50pt" style:type="cente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50pt" style:type="center"/>
        </style:tab-stops>
      </style:paragraph-properties>
    </style:style>
    <style:style style:name="P7" style:family="paragraph">
      <style:paragraph-properties fo:line-height="100.00%" fo:text-align="left" fo:margin-left="1.40pt" fo:text-indent="-1.40pt">
        <style:tab-stops>
          <style:tab-stop style:position="480.5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50pt" style:type="center"/>
        </style:tab-stops>
      </style:paragraph-properties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style:style style:name="TableColumn0100" style:family="table-column">
      <style:table-column-properties style:column-width="6.693056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#Estrutura do MongoDB</text:span></text:p>
      <text:p text:style-name="P1"><text:span text:style-name="T2">Os bancos de dados mongodb possuem collections (tabelas) que são um conjunto de documentos com formato de arquivo<text:s text:c="2"/>para estruturar dados chamado BSON que possuem estruturas muito similares a objetos javascript (JSON) estruturados por meio de fields ({} colunas) que possuem valores (linhas).O mongo DB armazerna os dados em BSON e os visualiza em JSON ou CSV localmente ou de forma externa</text:span></text:p>
      <text:p text:style-name="P1"><text:span text:style-name="T3"/></text:p>
      <text:p text:style-name="P1"><text:span text:style-name="T4">Bson é uma representação binária para armazernar dados no formato JSON, otimizando a velocidade, espaço e flexibilidade e entre outros problemas do formato JSON, o objetivo é alcança alta perfomace e foco em propósito geral. além de suportar a extensão a tipos de dados não suportados nativamente pelo JSON. Permitindo uma comunicação mais fácil entre o BD e as aplicações que podem ser escritos em várias linguagens, cada uma com sua própria variedade da dados.</text:span></text:p>
      <text:p text:style-name="P1"><text:span text:style-name="T5"/></text:p>
      <text:p text:style-name="P1"><text:span text:style-name="T6">#Pesquisando no atlas<text:s text:c="2"/>com JSON</text:span></text:p>
      <text:p text:style-name="P1"><text:span text:style-name="T6">{"start station name":"Howard St &amp; Centre St", "birth year": 1961}</text:span></text:p>
      <text:p text:style-name="P1"><text:span text:style-name="T7"/></text:p>
      <text:p text:style-name="P1"><text:span text:style-name="T8">Na linha de comando usando o find: db.trips.find({“start station name":"Howard St &amp; Centre St", "birth year": 1961})</text:span></text:p>
      <text:p text:style-name="P1"><text:span text:style-name="T9"/></text:p>
      <text:p text:style-name="P1"><text:span text:style-name="T10">@it = iterar ou fazer de novo, repetir, reiterar-se</text:span></text:p>
      <text:p text:style-name="P1"><text:span text:style-name="T11"/></text:p>
      <text:p text:style-name="P1"><text:span text:style-name="T12">#quando usamos o find ele só mostra um quantidade limitada de documentos na tela, se quisermos ver mais deveremos usar o method it para ele retornar os próximos 20 documentos, isso é possível através do cursor, um objeto que o find retorna e que aponta para o conjunto de resultados da nossa última consulta.</text:span></text:p>
      <text:p text:style-name="P1"><text:span text:style-name="T13"/></text:p>
      <text:p text:style-name="P1"><text:span text:style-name="T14">db.pessoas.find({esta_empregado: true}).pretty().count() #updatemany</text:span></text:p>
      <text:p text:style-name="P1"><text:span text:style-name="T15"/></text:p>
      <text:p text:style-name="P1"><text:span text:style-name="T16">db.pessoas.findOne({nome: "João"}) #updateOne</text:span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8">#Um ponteiro é um endereço direto para o local de memória aonde o dado está armazenado</text:span></text:p>
      <text:p text:style-name="P1"><text:span text:style-name="T19"/></text:p>
      <text:p text:style-name="P1"><text:span text:style-name="T20">Json format inicia e termina com chaves {}</text:span></text:p>
      <text:p text:style-name="P1"><text:span text:style-name="T20">separa chaves (field) e valores (linha) por :</text:span></text:p>
      <text:p text:style-name="P1"><text:span text:style-name="T20">separa cada par de keys( field)<text:s text:c="2"/>: e valor (linha) por , exemplo: “field”:value</text:span></text:p>
      <text:p text:style-name="P1"><text:span text:style-name="T20">"" ao redor das chaves</text:span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2">@TESTAR TUDO DEPOIS!!!</text:span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4">#Importando em BSON</text:span></text:p>
      <text:p text:style-name="P1"><text:span text:style-name="T24">sudo mongorestore --uri="mongodb+srv://m001-student:m001-mongodb-basics@sandbox.bcdkq.mongodb.net/sample_airbnb" --drop dump</text:span></text:p>
      <text:p text:style-name="P1"><text:span text:style-name="T24"><text:s text:c="3"/></text:span></text:p>
      <text:p text:style-name="P1"><text:span text:style-name="T25"/></text:p>
      <text:p text:style-name="P1"><text:span text:style-name="T25"/></text:p>
      <text:p text:style-name="P1"><text:span text:style-name="T26">#Exportando em BSON</text:span></text:p>
      <text:p text:style-name="P1"><text:span text:style-name="T26">sudo mongodump --uri="mongodb+srv://m001-student:m001-mongodb-basics@sandbox.bcdkq.mongodb.net/sample_restaurants" --drop dump/sample_restaurants</text:span></text:p>
      <text:p text:style-name="P1"><text:span text:style-name="T27"/></text:p>
      <text:p text:style-name="P1"><text:span text:style-name="T27"/></text:p>
      <text:p text:style-name="P1"><text:span text:style-name="T27"/></text:p>
      <text:p text:style-name="P1"><text:span text:style-name="T27"/></text:p>
      <text:p text:style-name="P1"><text:span text:style-name="T27"/></text:p>
      <text:p text:style-name="P1"><text:span text:style-name="T27"/></text:p>
      <text:p text:style-name="P1"><text:span text:style-name="T27"/></text:p>
      <text:p text:style-name="P1"><text:span text:style-name="T28">------------------------------------------------------------------------------------------------------------------------</text:span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30">#Importando em JSON</text:span></text:p>
      <text:p text:style-name="P1"><text:span text:style-name="T30">sudo mongoimport --uri="mongodb+srv://m001-student:m001-mongodb-basics@sandbox.bcdkq.mongodb.net/sample_restaurants"<text:s text:c="2"/>-c=restaurants --drop restaurants.json</text:span></text:p>
      <text:p text:style-name="P1"><text:span text:style-name="T31"/></text:p>
      <text:p text:style-name="P1"><text:span text:style-name="T32">@pra importa em CSV ou TSV precisa especificar os fields</text:span></text:p>
      <text:p text:style-name="P1"><text:span text:style-name="T33"/></text:p>
      <text:p text:style-name="P1"><text:span text:style-name="T34">#Exportando JSON</text:span></text:p>
      <text:p text:style-name="P1"><text:span text:style-name="T35"/></text:p>
      <text:p text:style-name="P1"><text:span text:style-name="T35"/></text:p>
      <text:p text:style-name="P1"><text:span text:style-name="T36">sudo mongoexport --uri="mongodb+srv://m001-student:m001-mongodb-basics@sandbox.bcdkq.mongodb.net/sample_airbnb" -d=sample_airbnb -c=listingsAndReviews --type=json -o=/home/brenfern/meusjson/listing.json</text:span></text:p>
      <text:p text:style-name="P1"><text:span text:style-name="T37"/></text:p>
      <text:p text:style-name="P1"><text:span text:style-name="T37"/></text:p>
      <text:p text:style-name="P1"><text:span text:style-name="T38">#Expotando CSV</text:span></text:p>
      <text:p text:style-name="P1"><text:span text:style-name="T38">sudo mongoexport --uri="mongodb+srv://m001-student:m001-mongodb-basics@sandbox.bcdkq.mongodb.net/sample_airbnb" -d=sample_airbnb -c=listingsAndReviews --type=csv -o=/home/brenfern/meusjson/listing.csv -f=listing_url</text:span></text:p>
      <text:p text:style-name="P1"><text:span text:style-name="T39"/></text:p>
      <text:p text:style-name="P1"><text:span text:style-name="T40">#Pesquisando no atlas<text:s text:c="2"/>com JSON</text:span></text:p>
      <text:p text:style-name="P1"><text:span text:style-name="T40">{"start station name":"Howard St &amp; Centre St", "birth year": 1961}</text:span></text:p>
      <text:p text:style-name="P1"><text:span text:style-name="T41"/></text:p>
      <text:p text:style-name="P1"><text:span text:style-name="T42">Na linha de comando usando o find: db.trips.find({“start station name":"Howard St &amp; Centre St", "birth year": 1961})</text:span></text:p>
      <text:p text:style-name="P1"><text:span text:style-name="T43"/></text:p>
      <text:p text:style-name="P1"><text:span text:style-name="T44">@it = iterar ou fazer de novo, repetir, reiterar-se</text:span></text:p>
      <text:p text:style-name="P1"><text:span text:style-name="T45"/></text:p>
      <text:p text:style-name="P1"><text:span text:style-name="T46">#quando usamos o find ele só mostra um quantidade limitada de documentos na tela, se quisermos ver mais deveremos usar o method it para ele retornar os próximos 20 documentos, isso é possível através do cursor, um objeto que o find retorna e que aponta para o conjunto de resultados da nossa última consulta.</text:span></text:p>
      <text:p text:style-name="P1"><text:span text:style-name="T47"/></text:p>
      <text:p text:style-name="P1"><text:span text:style-name="T48">db.pessoas.find({esta_empregado: true}).pretty().count() #updatemany ##insertMany</text:span></text:p>
      <text:p text:style-name="P1"><text:span text:style-name="T49"/></text:p>
      <text:p text:style-name="P1"><text:span text:style-name="T50">db.pessoas.findOne({nome: "João"}) #updateOne #insertOne</text:span></text:p>
      <text:p text:style-name="P1"><text:span text:style-name="T51"/></text:p>
      <text:p text:style-name="P1"><text:span text:style-name="T51"/></text:p>
      <text:p text:style-name="P1"><text:span text:style-name="T51"/></text:p>
      <text:p text:style-name="P1"><text:span text:style-name="T52">#Um ponteiro é um endereço direto para o local de memória aonde o dado está armazenado</text:span></text:p>
      <text:p text:style-name="P1"><text:span text:style-name="T53"/></text:p>
      <text:p text:style-name="P1"><text:span text:style-name="T54">use &lt;db&gt;</text:span></text:p>
      <text:p text:style-name="P1"><text:span text:style-name="T55"/></text:p>
      <text:p text:style-name="P1"><text:span text:style-name="T56">show dbs</text:span></text:p>
      <text:p text:style-name="P1"><text:span text:style-name="T57"/></text:p>
      <text:p text:style-name="P1"><text:span text:style-name="T58">show collections</text:span></text:p>
      <text:p text:style-name="P1"><text:span text:style-name="T59"/></text:p>
      <text:p text:style-name="P1"><text:span text:style-name="T60">#inset</text:span></text:p>
      <text:p text:style-name="P1"><text:span text:style-name="T61"/></text:p>
      <text:p text:style-name="P1"><text:span text:style-name="T62">#insertOne</text:span></text:p>
      <text:p text:style-name="P1"><text:span text:style-name="T63"/></text:p>
      <text:p text:style-name="P1"><text:span text:style-name="T64">db.escola.insertOne( {“Nome” : “Breno” , “Idade” : 14} )</text:span></text:p>
      <text:p text:style-name="P1"><text:span text:style-name="T65"/></text:p>
      <text:p text:style-name="P1"><text:span text:style-name="T65"/></text:p>
      <text:p text:style-name="P1"><text:span text:style-name="T66">#Inserindo um objeto que possui uma tabela dentro de si</text:span></text:p>
      <text:p text:style-name="P1"><text:span text:style-name="T67"/></text:p>
      <text:p text:style-name="P1"><text:span text:style-name="T68">db.pets.insertOne(“_id: 1”, “pet”: “cat”, “atributos”: {“coat”: “lalala”, “crack”: “lababub”}, </text:span></text:p>
      <text:p text:style-name="P1"><text:span text:style-name="T68">“nome”: “Erduado”})</text:span></text:p>
      <text:p text:style-name="P1"><text:span text:style-name="T69"/></text:p>
      <text:p text:style-name="P1"><text:span text:style-name="T70">#matriz</text:span></text:p>
      <text:p text:style-name="P1"><text:span text:style-name="T70">db.pets.insertOne(“_id: 1”, “pet”: “cat”, “atributos”: [{“coat”: “lalala”, “crack”: “lababub”}, {“defense” 1234, “power”: 1000}], </text:span></text:p>
      <text:p text:style-name="P1"><text:span text:style-name="T70">“nome”: “Erduado”})</text:span></text:p>
      <text:p text:style-name="P1"><text:span text:style-name="T71"/></text:p>
      <text:p text:style-name="P1"><text:span text:style-name="T72">#insertMany</text:span></text:p>
      <text:p text:style-name="P1"><text:span text:style-name="T73"/></text:p>
      <text:p text:style-name="P1"><text:span text:style-name="T74">db.escola.insertMany( [ {“Nome” : “Breno” , “Idade” : 14}, {“Nome” : “Fernando”, “Idade” : 17} ] )</text:span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5"/></text:p>
      <text:p text:style-name="P1"><text:span text:style-name="T76">#updateOne</text:span></text:p>
      <text:p text:style-name="P1"><text:span text:style-name="T77"/></text:p>
      <text:p text:style-name="P1"><text:span text:style-name="T78">db.pessoas.updateOne({“Nome” : “Breno” , “Idade” : 14}, {$set: {esta_empregado: true} })</text:span></text:p>
      <text:p text:style-name="P1"><text:span text:style-name="T79"/></text:p>
      <text:p text:style-name="P1"><text:span text:style-name="T80">db.grades.updateOne({“student_id”: 250, “class_id”: 339, {“$push: {“scores”: {“type”: “extra credit”, “score”: 100 }}})</text:span></text:p>
      <text:p text:style-name="P1"><text:span text:style-name="T81"/></text:p>
      <text:p text:style-name="P1"><text:span text:style-name="T82">#update</text:span></text:p>
      <text:p text:style-name="P1"><text:span text:style-name="T83"/></text:p>
      <text:p text:style-name="P1"><text:span text:style-name="T84">#updateMany</text:span></text:p>
      <text:p text:style-name="P1"><text:span text:style-name="T85"/></text:p>
      <text:p text:style-name="P1"><text:span text:style-name="T86">db.pessoas.updateMany({} , {$set: {“Salario”: 5000} })</text:span></text:p>
      <text:p text:style-name="P1"><text:span text:style-name="T87"/></text:p>
      <text:p text:style-name="P1"><text:span text:style-name="T88">db.zips.updateMany({“city”: “HUDSON”}, {“$inc”: {“pop”: 10}})</text:span></text:p>
      <text:p text:style-name="P1"><text:span text:style-name="T89"/></text:p>
      <text:p text:style-name="P1"><text:span text:style-name="T89"/></text:p>
      <text:p text:style-name="P1"><text:span text:style-name="T90">#deleteMany</text:span></text:p>
      <text:p text:style-name="P1"><text:span text:style-name="T91"/></text:p>
      <text:p text:style-name="P1"><text:span text:style-name="T92">db.pessoas.delete.Many({“esta_empregado”: true})</text:span></text:p>
      <text:p text:style-name="P1"><text:span text:style-name="T93"/></text:p>
      <text:p text:style-name="P1"><text:span text:style-name="T94">#deleteOne</text:span></text:p>
      <text:p text:style-name="P1"><text:span text:style-name="T95"/></text:p>
      <text:p text:style-name="P1"><text:span text:style-name="T96">db.pessoas.delete.One({“Nome” : “Debora”})</text:span></text:p>
      <text:p text:style-name="P1"><text:span text:style-name="T97"/></text:p>
      <text:p text:style-name="P1"><text:span text:style-name="T98">#Vai inserir apenas os documentos que não possuem “_id” duplicada </text:span></text:p>
      <text:p text:style-name="P1"><text:span text:style-name="T99"/></text:p>
      <text:p text:style-name="P1"><text:span text:style-name="T100">db.pets.insert([{ "_id": 1, "pet": "cat" },</text:span></text:p>
      <text:p text:style-name="P1"><text:span text:style-name="T100"><text:s text:c="16"/>{ "_id": 1, "pet": "dog" },</text:span></text:p>
      <text:p text:style-name="P1"><text:span text:style-name="T100"><text:s text:c="16"/>{ "_id": 3, "pet": "fish" },</text:span></text:p>
      <text:p text:style-name="P2"><text:span text:style-name="T100"><text:s text:c="16"/>{ "_id": 4, "pet": "snake" }], { "ordered": false })</text:span></text:p>
      <text:p text:style-name="P3"><text:span text:style-name="T101">#dropa coleções </text:span></text:p>
      <text:p text:style-name="P3"><text:span text:style-name="T102"/></text:p>
      <text:p text:style-name="P3"><text:span text:style-name="T103">db.pessoas.drop()</text:span></text:p>
      <text:p text:style-name="P3"><text:span text:style-name="T104"/></text:p>
      <text:p text:style-name="P3"><text:span text:style-name="T105">#dropa banco de dados</text:span></text:p>
      <text:p text:style-name="P3"><text:span text:style-name="T106"/></text:p>
      <text:p text:style-name="P3"><text:span text:style-name="T107">db.dropdatabase() #o banco que você tá no momento</text:span></text:p>
      <text:p text:style-name="P3"><text:span text:style-name="T108"/></text:p>
      <text:p text:style-name="P3"><text:span text:style-name="T109">#otimiza espaço</text:span></text:p>
      <text:p text:style-name="P3"><text:span text:style-name="T110"/></text:p>
      <text:p text:style-name="P3"><text:span text:style-name="T11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111">db.getSiblingDB("config").cache.databases.remove({_id:"DATABASE"}, {writeConcern: {w: 'majority'}});</text:span><text:span text:style-name="T112"/></text:p>
          </table:table-cell>
        </table:table-row>
        <table:table-row table:style-name="TableRow0101">
          <table:table-cell table:style-name="TableCell010100">
            <text:p text:style-name="P8"><text:span text:style-name="T113">db.getSiblingDB("config").cache.collections.remove({_id:/^DATABASE.*/}, {writeConcern: {w: 'majority'}});</text:span><text:span text:style-name="T114"/></text:p>
          </table:table-cell>
        </table:table-row>
      </table:table>
      <text:p text:style-name="P10"><text:span text:style-name="T114"/></text:p>
      <text:p text:style-name="P10"><text:span text:style-name="T114"/></text:p>
      <text:p text:style-name="P10"><text:span text:style-name="T115">#conectando no cluster atlas</text:span></text:p>
      <text:p text:style-name="P10"><text:span text:style-name="T116"/></text:p>
      <text:p text:style-name="P10"><text:span text:style-name="T117">mongodb+srv://m001-student:m001-mongodb-basics@sandbox.bcdkq.mongodb.net/test</text:span></text:p>
      <text:p text:style-name="P10"><text:span text:style-name="T118"/></text:p>
      <text:p text:style-name="P10"><text:span text:style-name="T118"/></text:p>
      <text:p text:style-name="P10"><text:span text:style-name="T118"/></text:p>
      <text:p text:style-name="P10"><text:span text:style-name="T119">Operators:</text:span></text:p>
      <text:p text:style-name="P10"><text:span text:style-name="T120"/></text:p>
      <text:p text:style-name="P10"><text:span text:style-name="T121">#update operators</text:span></text:p>
      <text:p text:style-name="P10"><text:span text:style-name="T122"/></text:p>
      <text:p text:style-name="P10"><text:span text:style-name="T123">$set</text:span></text:p>
      <text:p text:style-name="P10"><text:span text:style-name="T124"/></text:p>
      <text:p text:style-name="P10"><text:span text:style-name="T125">$inc</text:span></text:p>
      <text:p text:style-name="P10"><text:span text:style-name="T126"/></text:p>
      <text:p text:style-name="P10"><text:span text:style-name="T127">$rename</text:span></text:p>
      <text:p text:style-name="P10"><text:span text:style-name="T128"/></text:p>
      <text:p text:style-name="P10"><text:span text:style-name="T129">$unset</text:span></text:p>
      <text:p text:style-name="P10"><text:span text:style-name="T130"/></text:p>
      <text:p text:style-name="P10"><text:span text:style-name="T131">#query operator<text:s/></text:span><text:span text:style-name="T132">– comapara</text:span><text:span text:style-name="T133">ção</text:span></text:p>
      <text:p text:style-name="P10"><text:span text:style-name="T134"/></text:p>
      <text:p text:style-name="P10"><text:span text:style-name="T135">$eq = igual a</text:span></text:p>
      <text:p text:style-name="P10"><text:span text:style-name="T136"/></text:p>
      <text:p text:style-name="P10"><text:span text:style-name="T137">$ne = não é igual a ou diferente</text:span></text:p>
      <text:p text:style-name="P10"><text:span text:style-name="T138"/></text:p>
      <text:p text:style-name="P10"><text:span text:style-name="T139">$gt = maior que</text:span></text:p>
      <text:p text:style-name="P10"><text:span text:style-name="T140"/></text:p>
      <text:p text:style-name="P10"><text:span text:style-name="T141">$lt = menor que</text:span></text:p>
      <text:p text:style-name="P10"><text:span text:style-name="T142"/></text:p>
      <text:p text:style-name="P10"><text:span text:style-name="T143">$gte = maior ou igual que</text:span></text:p>
      <text:p text:style-name="P10"><text:span text:style-name="T144"/></text:p>
      <text:p text:style-name="P10"><text:span text:style-name="T145">$lte = menor ou igual que</text:span></text:p>
      <text:p text:style-name="P10"><text:span text:style-name="T146"/></text:p>
      <text:p text:style-name="P10"><text:span text:style-name="T146"/></text:p>
      <text:p text:style-name="P10"><text:span text:style-name="T147">#exemplo:</text:span></text:p>
      <text:p text:style-name="P10"><text:span text:style-name="T148"/></text:p>
      <text:list text:style-name="L11">
        <text:list-item>
          <text:p text:style-name="P11"><text:span text:style-name="T149">db.pessoas.find({“nome”: {“$ne”: “José”}, “idade”: {“$lt”: 40}}).pretty()</text:span></text:p>
        </text:list-item>
      </text:list>
      <text:p text:style-name="P12"><text:span text:style-name="T150"/></text:p>
      <text:p text:style-name="P12"><text:span text:style-name="T150"/></text:p>
      <text:p text:style-name="P12"><text:span text:style-name="T151">#query operator<text:s/></text:span><text:span text:style-name="T152">–</text:span><text:span text:style-name="T153"><text:s/>lógicos</text:span></text:p>
      <text:p text:style-name="P12"><text:span text:style-name="T154"/></text:p>
      <text:p text:style-name="P12"><text:span text:style-name="T155">$and</text:span></text:p>
      <text:p text:style-name="P12"><text:span text:style-name="T156"/></text:p>
      <text:p text:style-name="P12"><text:span text:style-name="T157">$or</text:span></text:p>
      <text:p text:style-name="P12"><text:span text:style-name="T158"/></text:p>
      <text:p text:style-name="P12"><text:span text:style-name="T159">$nor</text:span></text:p>
      <text:p text:style-name="P12"><text:span text:style-name="T160"/></text:p>
      <text:p text:style-name="P12"><text:span text:style-name="T161">$not</text:span></text:p>
      <text:p text:style-name="P12"><text:span text:style-name="T162"/></text:p>
      <text:p text:style-name="P12"><text:span text:style-name="T163">$expr</text:span></text:p>
      <text:p text:style-name="P12"><text:span text:style-name="T164"/></text:p>
      <text:p text:style-name="P12"><text:span text:style-name="T165">$push</text:span></text:p>
      <text:p text:style-name="P12"><text:span text:style-name="T166"/></text:p>
      <text:p text:style-name="P12"><text:span text:style-name="T167"/></text:p>
      <text:p text:style-name="P12"><text:span text:style-name="T167">#logic operators + update operators</text:span></text:p>
      <text:p text:style-name="P12"><text:span text:style-name="T167"/></text:p>
      <text:p text:style-name="P12"><text:span text:style-name="T167">db</text:span><text:span text:style-name="T168">.</text:span><text:span text:style-name="T169">routes</text:span><text:span text:style-name="T170">.</text:span><text:span text:style-name="T171">find</text:span><text:span text:style-name="T172">({</text:span><text:span text:style-name="T173">"$and"</text:span><text:span text:style-name="T174">: [{</text:span><text:span text:style-name="T175">"$or"</text:span><text:span text:style-name="T176">:[{</text:span><text:span text:style-name="T177">dst_airport</text:span><text:span text:style-name="T178">:<text:s/></text:span><text:span text:style-name="T179">"KZN"</text:span><text:span text:style-name="T180">}, {</text:span><text:span text:style-name="T181">"src_airport"</text:span><text:span text:style-name="T182">:<text:s/></text:span><text:span text:style-name="T183">"KZN"</text:span><text:span text:style-name="T184">}]}, {</text:span><text:span text:style-name="T185">"$or"</text:span><text:span text:style-name="T186">}:[{</text:span><text:span text:style-name="T187">"airplane"</text:span><text:span text:style-name="T188">:<text:s/></text:span><text:span text:style-name="T189">"CR2"</text:span><text:span text:style-name="T190">}, {</text:span><text:span text:style-name="T191">"airplane"</text:span><text:span text:style-name="T192">:<text:s/></text:span><text:span text:style-name="T193">"A81"</text:span><text:span text:style-name="T194">}]}]}).</text:span><text:span text:style-name="T195">count</text:span><text:span text:style-name="T196">()</text:span></text:p>
      <text:p text:style-name="P12"><text:span text:style-name="T197"/></text:p>
      <text:p text:style-name="P12"><text:span text:style-name="T197"/></text:p>
      <text:p text:style-name="P12"><text:span text:style-name="T197"/></text:p>
      <text:p text:style-name="P12"><text:span text:style-name="T197"/></text:p>
      <text:p text:style-name="P12"><text:span text:style-name="T198">db.companies,find({"$or":[<text:s text:c="3"/>{"$and": [ {"founded_year":2004},{"$or":[ {"category_code":"web"},{"category_code":"social"}] }]} ,{"$and": [{"founded_month":10},{"$or":[ {"category_code":"web"},{"category_code":"social"}] }]}]})</text:span></text:p>
      <text:p text:style-name="P12"><text:span text:style-name="T198"/></text:p>
      <text:p text:style-name="P12"><text:span text:style-name="T198"/></text:p>
      <text:p text:style-name="P12"><text:span text:style-name="T198"/></text:p>
      <text:p text:style-name="P12"><text:span text:style-name="T198"/></text:p>
      <text:p text:style-name="P12"><text:span text:style-name="T198">#expressive query operator</text:span></text:p>
      <text:p text:style-name="P12"><text:span text:style-name="T198"/></text:p>
      <text:p text:style-name="P12"><text:span text:style-name="T198">db.trips.find({ "$expr": { "$and": [ { "$gt": [ "$tripduration", 1200 ]}, { "$eq": [ "$end station id", "$start station id" ]} ]}}).count() </text:span></text:p>
      <text:p text:style-name="P12"><text:span text:style-name="T199"/></text:p>
      <text:p text:style-name="P12"><text:span text:style-name="T199"/></text:p>
      <text:p text:style-name="P12"><text:span text:style-name="T200">db.companies.find({“$expr”: {“$eq” : [“$twitter_username”, $”permalink”]}}).counr()</text:span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>#arrays operator</text:span></text:p>
      <text:p text:style-name="P12"><text:span text:style-name="T201">db.listingsAndReviews.find({ "amenities": {</text:span></text:p>
      <text:p text:style-name="P12"><text:span text:style-name="T201"><text:s text:c="34"/>"$size": 20,</text:span></text:p>
      <text:p text:style-name="P12"><text:span text:style-name="T201"><text:s text:c="34"/>"$all": [ "Internet", "Wifi",<text:s text:c="2"/>"Kitchen",</text:span></text:p>
      <text:p text:style-name="P12"><text:span text:style-name="T201"><text:s text:c="43"/>"Heating", "Family/kid friendly",</text:span></text:p>
      <text:p text:style-name="P12"><text:span text:style-name="T201"><text:s text:c="43"/>"Washer", "Dryer", "Essentials",</text:span></text:p>
      <text:p text:style-name="P12"><text:span text:style-name="T201"><text:s text:c="43"/>"Shampoo", "Hangers",</text:span></text:p>
      <text:p text:style-name="P12"><text:span text:style-name="T201"><text:s text:c="43"/>"Hair dryer", "Iron",</text:span></text:p>
      <text:p text:style-name="P12"><text:span text:style-name="T201"><text:s text:c="43"/>"Laptop friendly workspace" ]</text:span></text:p>
      <text:p text:style-name="P12"><text:span text:style-name="T201"><text:s text:c="41"/>}</text:span></text:p>
      <text:p text:style-name="P12"><text:span text:style-name="T201"><text:s text:c="28"/>}).pretty()</text:span></text:p>
      <text:p text:style-name="P12"><text:span text:style-name="T201"/></text:p>
      <text:p text:style-name="P12"><text:span text:style-name="T201"/></text:p>
      <text:p text:style-name="P12"><text:span text:style-name="T201">db.listingsAndReviews.find(</text:span></text:p>
      <text:p text:style-name="P12"><text:span text:style-name="T201"><text:s text:c="2"/>{ "amenities":</text:span></text:p>
      <text:p text:style-name="P12"><text:span text:style-name="T201"><text:s text:c="6"/>{ "$all": [ "Free parking on premises", "Wifi", "Air</text:span></text:p>
      <text:p text:style-name="P12"><text:span text:style-name="T201"><text:s text:c="8"/>conditioning" ] }, "bedrooms": { "$gte":<text:s text:c="2"/>2 } } ).pretty()</text:span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  <text:p text:style-name="P12"><text:span text:style-name="T2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